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Fine_20_Dashed" svg:stroke-width="0.1cm" draw:marker-start-width="0.45cm" draw:marker-end-width="0.45cm" draw:fill="solid" draw:fill-color="#c0c0c0" draw:opacity="50%" draw:textarea-horizontal-align="center" draw:textarea-vertical-align="middle" fo:padding-top="0.175cm" fo:padding-bottom="0.175cm" fo:padding-left="0.3cm" fo:padding-right="0.3cm" draw:shadow-opacity="50%"/>
    </style:style>
    <style:style style:name="gr2" style:family="graphic" style:parent-style-name="standard">
      <style:graphic-properties draw:stroke="none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-color="#666666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-color="#ff9966" draw:opacity="80%" draw:textarea-horizontal-align="justify" draw:textarea-vertical-align="middle" draw:auto-grow-height="false" draw:shadow-opacity="80%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color="#ffffff" fo:font-size="12pt" style:font-size-asian="12pt" style:font-size-complex="12pt"/>
    </style:style>
    <style:style style:name="P4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ffff"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.646cm" svg:height="7cm" svg:x="3.155cm" svg:y="1.031cm">
          <text:p/>
        </draw:rect>
        <draw:custom-shape draw:style-name="gr2" draw:text-style-name="P2" draw:layer="layout" svg:width="4.714cm" svg:height="4.5cm" svg:x="13.941cm" svg:y="2.531cm">
          <text:p text:style-name="P1"><text:span text:style-name="T1">ZX Spectru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643cm" svg:height="2.68cm" svg:x="8.655cm" svg:y="2.031cm">
          <text:p text:style-name="P1"><text:span text:style-name="T2">IP/UDP/</text:span></text:p>
          <text:p text:style-name="P1"><text:span text:style-name="T2">TFTP/DHCP</text:span></text:p>
          <text:p text:style-name="P1"><text:span text:style-name="T3">stack</text:span></text:p>
          <text:p text:style-name="P1"><text:span text:style-name="T3"/></text:p>
          <text:p text:style-name="P1"><text:span text:style-name="T3">(16kB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.584cm" svg:height="2.708cm" svg:x="8.655cm" svg:y="4.823cm">
          <text:p text:style-name="P1"><text:span text:style-name="T2">SPI ho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2cm" svg:height="1.854cm" svg:x="11cm" svg:y="2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2.694cm" svg:height="2.787cm" svg:x="3.866cm" svg:y="4.744cm">
          <text:p text:style-name="P1"><text:span text:style-name="T3">MicroChip</text:span><text:span text:style-name="T3"><text:line-break/></text:span><text:span text:style-name="T3">ENC28J60</text:span></text:p>
          <text:p text:style-name="P1"><text:span text:style-name="T2">Ethernet</text:span><text:span text:style-name="T2"><text:line-break/></text:span><text:span text:style-name="T2">Control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2cm" svg:height="1.854cm" svg:x="11cm" svg:y="5.24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1" draw:layer="layout" svg:width="7cm" svg:height="1.25cm" draw:transform="rotate (1.5707963267946) translate (12.405cm 8.031cm)">
          <draw:text-box>
            <text:p text:style-name="P1">Expansion bus</text:p>
          </draw:text-box>
        </draw:frame>
        <draw:custom-shape draw:style-name="gr4" draw:text-style-name="P1" draw:layer="layout" svg:width="2.8cm" svg:height="1.854cm" svg:x="6.255cm" svg:y="5.256cm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3.2cm" svg:height="2cm" svg:x="0.955cm" svg:y="5.23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5" draw:layer="layout" svg:width="6cm" svg:height="1.25cm" svg:x="3.155cm" svg:y="1.031cm">
          <draw:text-box>
            <text:p text:style-name="P5">SpeccyBoot</text:p>
          </draw:text-box>
        </draw:frame>
        <draw:frame draw:style-name="gr6" draw:text-style-name="P6" draw:layer="layout" svg:width="2.5cm" svg:height="1.25cm" svg:x="1.155cm" svg:y="5.831cm">
          <draw:text-box>
            <text:p text:style-name="P1"><text:span text:style-name="T4">Ethernet</text:span></text:p>
          </draw:text-box>
        </draw:frame>
        <draw:frame draw:style-name="gr6" draw:text-style-name="P6" draw:layer="layout" svg:width="2.5cm" svg:height="1.25cm" svg:x="6.355cm" svg:y="5.831cm">
          <draw:text-box>
            <text:p text:style-name="P1"><text:span text:style-name="T4">SP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15T11:54:39</meta:creation-date>
    <dc:date>2009-10-21T21:16:42</dc:date>
    <meta:editing-duration>PT00H35M27S</meta:editing-duration>
    <meta:editing-cycles>6</meta:editing-cycles>
    <meta:generator>OpenOffice.org/3.1$Unix OpenOffice.org_project/310m19$Build-9420</meta:generator>
    <dc:creator>Patrik Persson</dc:creator>
    <meta:document-statistic meta:object-count="13"/>
    <meta:user-defined meta:name="Info 1"/>
    <meta:user-defined meta:name="Info 2"/>
    <meta:user-defined meta:name="Info 3"/>
    <meta:user-defined meta:name="Info 4"/>
  </office:meta>
</office:document-meta>
</file>